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5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3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9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/text:p>
          </table:table-cell>
          <table:table-cell table:style-name="Table1.A1" office:value-type="string">
            <text:p text:style-name="P61"><text:span text:style-name="T3">REGISTRATION</text:span>: </text:p>
          </table:table-cell>
          <table:table-cell table:style-name="Table1.C1" office:value-type="string">
            <text:p text:style-name="P71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2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2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4">DIFF</text:p>
            </table:table-cell>
          </table:table-row>
        </table:table-header-rows>
        <table:table-row>
          <table:table-cell table:style-name="Info.A2" office:value-type="string">
            <text:p text:style-name="P109"/>
          </table:table-cell>
          <table:table-cell table:style-name="Info.B2" office:value-type="string">
            <text:p text:style-name="P76">INFO</text:p>
          </table:table-cell>
          <table:table-cell table:style-name="Info.C2" office:value-type="string">
            <text:p text:style-name="P111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8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8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8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80"/>
          </table:table-cell>
          <table:covered-table-cell/>
          <table:table-cell table:style-name="Info.E9" table:number-columns-spanned="2" office:value-type="string">
            <text:p text:style-name="P81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80">DEPARTURE</text:p>
          </table:table-cell>
          <table:covered-table-cell/>
          <table:table-cell table:style-name="Info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6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ATIS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3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6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GRND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4">RADAR</text:p>
          </table:table-cell>
          <table:table-cell table:style-name="Info.G2" office:value-type="string">
            <text:p text:style-name="P84"/>
          </table:table-cell>
        </table:table-row>
        <table:table-row>
          <table:table-cell table:style-name="Info.A13" office:value-type="string">
            <text:p text:style-name="P86"/>
          </table:table-cell>
          <table:table-cell table:style-name="Info.E4" office:value-type="string">
            <text:p text:style-name="P76">ELEV</text:p>
          </table:table-cell>
          <table:table-cell table:style-name="Info.C13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TWR</text:p>
          </table:table-cell>
          <table:table-cell table:style-name="Info.E2" office:value-type="string">
            <text:p text:style-name="P68"/>
          </table:table-cell>
          <table:table-cell table:style-name="Info.E2" office:value-type="string">
            <text:p text:style-name="P63">TWR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4" office:value-type="string">
            <text:p text:style-name="P86"/>
          </table:table-cell>
          <table:table-cell table:style-name="Info.E4" office:value-type="string">
            <text:p text:style-name="P76">RWYs</text:p>
          </table:table-cell>
          <table:table-cell table:style-name="Info.C14" office:value-type="string">
            <text:p text:style-name="P86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4">GRND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5" office:value-type="string">
            <text:p text:style-name="P86"/>
          </table:table-cell>
          <table:table-cell table:style-name="Info.E4" office:value-type="string">
            <text:p text:style-name="P76">TPA</text:p>
          </table:table-cell>
          <table:table-cell table:style-name="Info.C15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FIS/ACC</text:p>
          </table:table-cell>
          <table:table-cell table:style-name="Info.E2" office:value-type="string">
            <text:p text:style-name="P68">130.600</text:p>
          </table:table-cell>
          <table:table-cell table:style-name="Info.E2" office:value-type="string">
            <text:p text:style-name="P63">FIS/ACC</text:p>
          </table:table-cell>
          <table:table-cell table:style-name="Info.G2" office:value-type="string">
            <text:p text:style-name="P88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6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49">GAPVO</text:p>
          </table:table-cell>
          <table:table-cell table:style-name="Table5.A3" office:value-type="string">
            <text:p text:style-name="P52">16.5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75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00</text:p>
          </table:table-cell>
          <table:table-cell table:style-name="Table5.A3" office:value-type="string">
            <text:p text:style-name="P52">10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73</text:p>
          </table:table-cell>
          <table:table-cell table:style-name="Table5.N3" office:value-type="string">
            <text:p text:style-name="P52">80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GAPVO</text:p>
          </table:table-cell>
          <table:table-cell table:style-name="Table5.A3" office:value-type="string">
            <text:p text:style-name="P49">AKIRU</text:p>
          </table:table-cell>
          <table:table-cell table:style-name="Table5.A3" office:value-type="string">
            <text:p text:style-name="P52">23</text:p>
          </table:table-cell>
          <table:table-cell table:style-name="Table5.A3" office:value-type="string">
            <text:p text:style-name="P52">33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101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94</text:p>
          </table:table-cell>
          <table:table-cell table:style-name="Table5.A3" office:value-type="string">
            <text:p text:style-name="P52">15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1</text:p>
          </table:table-cell>
          <table:table-cell table:style-name="Table5.N3" office:value-type="string">
            <text:p text:style-name="P52">106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KIRU</text:p>
          </table:table-cell>
          <table:table-cell table:style-name="Table5.A3" office:value-type="string">
            <text:p text:style-name="P49">PELAR</text:p>
          </table:table-cell>
          <table:table-cell table:style-name="Table5.A3" office:value-type="string">
            <text:p text:style-name="P52">26</text:p>
          </table:table-cell>
          <table:table-cell table:style-name="Table5.A3" office:value-type="string">
            <text:p text:style-name="P52">60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92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96</text:p>
          </table:table-cell>
          <table:table-cell table:style-name="Table5.A3" office:value-type="string">
            <text:p text:style-name="P52">1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92</text:p>
          </table:table-cell>
          <table:table-cell table:style-name="Table5.N3" office:value-type="string">
            <text:p text:style-name="P52">97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/>
          </table:table-cell>
          <table:table-cell table:style-name="Table5.A9" office:value-type="string">
            <text:p text:style-name="P52"/>
          </table:table-cell>
          <table:table-cell table:style-name="Table5.A9" office:value-type="string">
            <text:p text:style-name="P52"/>
          </table:table-cell>
          <table:table-cell table:style-name="Table5.G9" office:value-type="string">
            <text:p text:style-name="P52"/>
          </table:table-cell>
          <table:table-cell table:style-name="Table5.A9" office:value-type="string">
            <text:p text:style-name="P52"/>
          </table:table-cell>
          <table:table-cell table:style-name="Table5.A9" office:value-type="string">
            <text:p text:style-name="P52"/>
          </table:table-cell>
          <table:table-cell table:style-name="Table5.A9" office:value-type="string">
            <text:p text:style-name="P52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/>
          </table:table-cell>
          <table:table-cell table:style-name="Table5.N9" office:value-type="string">
            <text:p text:style-name="P52"/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/text:p>
          </table:table-cell>
          <table:table-cell table:style-name="Table2.A1" office:value-type="string">
            <text:p text:style-name="P62"><text:span text:style-name="T3">REGISTRATION</text:span>: </text:p>
          </table:table-cell>
          <table:table-cell table:style-name="Table2.C1" office:value-type="string">
            <text:p text:style-name="P71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3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3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5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7">INFO</text:p>
          </table:table-cell>
          <table:table-cell table:style-name="Table4.C2" office:value-type="string">
            <text:p text:style-name="P111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9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9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9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2"/>
          </table:table-cell>
          <table:covered-table-cell/>
          <table:table-cell table:style-name="Table4.E9" table:number-columns-spanned="2" office:value-type="string">
            <text:p text:style-name="P83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2">DEPARTURE</text:p>
          </table:table-cell>
          <table:covered-table-cell/>
          <table:table-cell table:style-name="Table4.G1" table:number-columns-spanned="2" office:value-type="string">
            <text:p text:style-name="P82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7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ATIS</text:p>
          </table:table-cell>
          <table:table-cell table:style-name="Table4.E2" office:value-type="string">
            <text:p text:style-name="P67"/>
          </table:table-cell>
          <table:table-cell table:style-name="Table4.E2" office:value-type="string">
            <text:p text:style-name="P65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7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GRND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7"/>
          </table:table-cell>
          <table:table-cell table:style-name="Table4.E4" office:value-type="string">
            <text:p text:style-name="P77">ELEV</text:p>
          </table:table-cell>
          <table:table-cell table:style-name="Table4.C13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TW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TWR</text:p>
          </table:table-cell>
          <table:table-cell table:style-name="Table4.G2" office:value-type="string">
            <text:p text:style-name="P70"/>
          </table:table-cell>
        </table:table-row>
        <table:table-row>
          <table:table-cell table:style-name="Table4.A14" office:value-type="string">
            <text:p text:style-name="P87"/>
          </table:table-cell>
          <table:table-cell table:style-name="Table4.E4" office:value-type="string">
            <text:p text:style-name="P77">RWYs</text:p>
          </table:table-cell>
          <table:table-cell table:style-name="Table4.C14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RADA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7"/>
          </table:table-cell>
          <table:table-cell table:style-name="Table4.E4" office:value-type="string">
            <text:p text:style-name="P77">TPA</text:p>
          </table:table-cell>
          <table:table-cell table:style-name="Table4.C15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FIS/ACC</text:p>
          </table:table-cell>
          <table:table-cell table:style-name="Table4.E2" office:value-type="string">
            <text:p text:style-name="P69">130.600</text:p>
          </table:table-cell>
          <table:table-cell table:style-name="Table4.E2" office:value-type="string">
            <text:p text:style-name="P65">FIS/ACC</text:p>
          </table:table-cell>
          <table:table-cell table:style-name="Table4.G2" office:value-type="string">
            <text:p text:style-name="P85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PELAR</text:p>
          </table:table-cell>
          <table:table-cell table:style-name="Table6.A3" office:value-type="string">
            <text:p text:style-name="P49">TUSRI</text:p>
          </table:table-cell>
          <table:table-cell table:style-name="Table6.A3" office:value-type="string">
            <text:p text:style-name="P52">11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500</text:p>
          </table:table-cell>
          <table:table-cell table:style-name="Table6.G3" office:value-type="string">
            <text:p text:style-name="P52">180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97</text:p>
          </table:table-cell>
          <table:table-cell table:style-name="Table6.A3" office:value-type="string">
            <text:p text:style-name="P52">7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91</text:p>
          </table:table-cell>
          <table:table-cell table:style-name="Table6.N3" office:value-type="string">
            <text:p text:style-name="P52">185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TUSRI</text:p>
          </table:table-cell>
          <table:table-cell table:style-name="Table6.A3" office:value-type="string">
            <text:p text:style-name="P49">TOD</text:p>
          </table:table-cell>
          <table:table-cell table:style-name="Table6.A3" office:value-type="string">
            <text:p text:style-name="P52">52</text:p>
          </table:table-cell>
          <table:table-cell table:style-name="Table6.A3" office:value-type="string">
            <text:p text:style-name="P52">4200</text:p>
          </table:table-cell>
          <table:table-cell table:style-name="Table6.A3" office:value-type="string">
            <text:p text:style-name="P52">6500</text:p>
          </table:table-cell>
          <table:table-cell table:style-name="Table6.G3" office:value-type="string">
            <text:p text:style-name="P52">259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15</text:p>
          </table:table-cell>
          <table:table-cell table:style-name="Table6.A3" office:value-type="string">
            <text:p text:style-name="P52">27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70</text:p>
          </table:table-cell>
          <table:table-cell table:style-name="Table6.N3" office:value-type="string">
            <text:p text:style-name="P52">264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TOD</text:p>
          </table:table-cell>
          <table:table-cell table:style-name="Table6.A3" office:value-type="string">
            <text:p text:style-name="P49">ULPAD</text:p>
          </table:table-cell>
          <table:table-cell table:style-name="Table6.A3" office:value-type="string">
            <text:p text:style-name="P52">10</text:p>
          </table:table-cell>
          <table:table-cell table:style-name="Table6.A3" office:value-type="string">
            <text:p text:style-name="P52">4200</text:p>
          </table:table-cell>
          <table:table-cell table:style-name="Table6.A3" office:value-type="string">
            <text:p text:style-name="P52">3500</text:p>
          </table:table-cell>
          <table:table-cell table:style-name="Table6.G3" office:value-type="string">
            <text:p text:style-name="P52">265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2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70</text:p>
          </table:table-cell>
          <table:table-cell table:style-name="Table6.N3" office:value-type="string">
            <text:p text:style-name="P52">270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ULPAD</text:p>
          </table:table-cell>
          <table:table-cell table:style-name="Table6.A3" office:value-type="string">
            <text:p text:style-name="P49">SOPED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52">31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283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1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88</text:p>
          </table:table-cell>
          <table:table-cell table:style-name="Table6.N3" office:value-type="string">
            <text:p text:style-name="P52">288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SOPED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3200</text:p>
          </table:table-cell>
          <table:table-cell table:style-name="Table6.A3" office:value-type="string">
            <text:p text:style-name="P52">2500</text:p>
          </table:table-cell>
          <table:table-cell table:style-name="Table6.G3" office:value-type="string">
            <text:p text:style-name="P52">282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0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87</text:p>
          </table:table-cell>
          <table:table-cell table:style-name="Table6.N3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G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N9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7-25T08:31:37.057138808</dc:date>
    <meta:editing-cycles>186</meta:editing-cycles>
    <meta:editing-duration>PT8H8M26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02" meta:word-count="338" meta:character-count="1253" meta:non-whitespace-character-count="1211"/>
  </office:meta>
</office:document-meta>
</file>